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fo:language="ru" fo:country="RU" officeooo:rsid="00020797" officeooo:paragraph-rsid="001426d2"/>
    </style:style>
    <style:style style:name="P2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020797" officeooo:paragraph-rsid="001426d2"/>
    </style:style>
    <style:style style:name="T1" style:family="text">
      <style:text-properties officeooo:rsid="000287b4"/>
    </style:style>
    <style:style style:name="T2" style:family="text">
      <style:text-properties officeooo:rsid="001426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ежде, чем мы перейдем к <text:span text:style-name="T1">основной </text:span>концепции нашего проекта, хотелось бы пр<text:span text:style-name="T1">овести некоторое</text:span> всту<text:span text:style-name="T1">пление, заставляющее уже ясно понять смысл и охватываемую абстракцию проблемы, вариант решения которой мы взяли за основу. А для этого нам стоит углубиться в человеческую природу до уровня клеток, нейронов, реакций между ними. Не будем затрагивать подробности, но вспомнил один факт из физики и химии, что молекулы, атомы, из которых мы состоим, стремятся к экономии, затрачивать как можно меньше энергии. Такой подход, как показывают вычисления, необходим для эффективности процессов. Не трудно, как делается в математике, по индукции, перейти от более точного к общему, то есть, от экономичных электронов в нейронах, к человеку в целом. Как говорит Гордон Мур - прогресс не стоит на месте. Количество информации в мире, увеличивается с каждой секундой. Каждый день, разрабатываются роботы, в совокупности с, так называемым, искусственным интеллектом, для экономии энергии человека, облегчении его жизни, подтверждения функции роста прогресса. Каждый год, в высшие учебные заведения поступает будущее процесса развития человеческой цивилизации — студенты, те кто представляют будущую ответственность за мир и развитие на нашей планете. К сожалению не у всех из них, кто желает учиться, получается самостоятельно раздобыть актуальную информацию. В просторах всемирной сети можно найти, как ложный, так и уже недостаточно подходящий материал, для саморазвития, не говоря уже о методической литературе 90-х годов, предоставляемой учебными заведениями. Самое главное, что такую информацию не все могут разобрать самостоятельно, в то время как ее количество растет, даже больше чем с экспоненциальной скоростью. В таком состоянии поиска и неразберихи, даже самый настойчивый студент, может опустить руки, и просто принять свое положение дезинформации за должное. </text:span></text:p>
      <text:p text:style-name="P2"><text:span text:style-name="T2">Необходимо решение этой проблемы. То, что придаст мотивацию, покажет процесс обучения со стороны развлечения и расслабленности. Ведь, как было отмечено в начале презентации, мы стремится к экономии энергии, для ее более эффективного употребления, что соответственно и для процесса запоминания новой информации, понимания сложных определений, и умения решения актуальных проблем. Необходима игра, которая передает все трудное в легком. И все мы, с самого детства знаем, что через игру мы учимся миру, мы узнаем новое, через пробы и ошибки, которые являются только частью воображения. Именно так дети учатся разговаривать, считать, ходить, мыслить и жить. Наше воображение, способно создавать физические модели, с помощью которых мы прогнозируем и размышляем. Игровая форма обучения является прямым входом в бесконечный трафик информационного роста. <text:s text:c="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.45cm" fo:margin-right="1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 LibreOffice_project/9b0d9b32d5dcda91d2f1a96dc04c645c450872bf</meta:generator>
    <dc:date>2018-05-18T17:38:03.603000000</dc:date>
    <meta:editing-duration>PT44M5S</meta:editing-duration>
    <meta:editing-cycles>24</meta:editing-cycles>
    <meta:document-statistic meta:table-count="0" meta:image-count="0" meta:object-count="0" meta:page-count="1" meta:paragraph-count="2" meta:word-count="374" meta:character-count="2708" meta:non-whitespace-character-count="2328"/>
  </office:meta>
</office:document-meta>
</file>